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2eb8a" officeooo:paragraph-rsid="0002eb8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02eb8a" officeooo:paragraph-rsid="0002eb8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3a746" officeooo:paragraph-rsid="0003a746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IDENTES LABORALES</text:p>
      <text:p text:style-name="P1"/>
      <text:p text:style-name="P2"><text:a xlink:type="simple" xlink:href="https://www.heraldo.es/noticias/aragon/zaragoza/2021/09/08/muere-trabajador-accidente-laboral-la-puebla-de-alfinden-zaragoza-1517990.html" text:style-name="Internet_20_link" text:visited-style-name="Visited_20_Internet_20_Link">https://www.heraldo.es/noticias/aragon/zaragoza/2021/09/08/muere-trabajador-accidente-laboral-la-puebla-de-alfinden-zaragoza-1517990.html</text:a></text:p>
      <text:p text:style-name="P2"/>
      <text:p text:style-name="P3">En el diario Heraldo salió una noticia sobre un trabajador que murió al golpearle una pala de gran tamaño.</text:p>
      <text:p text:style-name="P3">En este ca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7:22:24.111068989</meta:creation-date>
    <dc:date>2021-09-14T17:36:01.980480408</dc:date>
    <meta:editing-duration>PT13M4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25" meta:character-count="275" meta:non-whitespace-character-count="254"/>
  </office:meta>
</office:document-meta>
</file>